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0681in" fo:margin-left="-0.0472in" table:align="left" style:writing-mode="lr-tb"/>
    </style:style>
    <style:style style:name="Table1.A" style:family="table-column">
      <style:table-column-properties style:column-width="1.1646in"/>
    </style:style>
    <style:style style:name="Table1.B" style:family="table-column">
      <style:table-column-properties style:column-width="6.9035in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fo:padding-left="0.075in" fo:padding-right="0.075in" fo:padding-top="0in" fo:padding-bottom="0in" fo:border-left="0.5pt solid #ffffff" fo:border-right="none" fo:border-top="none" fo:border-bottom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1681in" fo:keep-together="auto"/>
    </style:style>
    <style:style style:name="Table1.3" style:family="table-row">
      <style:table-row-properties style:min-row-height="0.6514in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48f73d" style:font-size-asian="8pt" style:font-size-complex="8pt"/>
    </style:style>
    <style:style style:name="P3" style:family="paragraph" style:parent-style-name="Standard">
      <style:text-properties fo:font-size="8pt" officeooo:rsid="0048cbc8" officeooo:paragraph-rsid="0048cbc8" style:font-size-asian="8pt" style:font-size-complex="8pt"/>
    </style:style>
    <style:style style:name="P4" style:family="paragraph" style:parent-style-name="Standard">
      <style:text-properties fo:font-size="8pt" officeooo:paragraph-rsid="00456885" style:font-size-asian="8pt" style:font-size-complex="8pt"/>
    </style:style>
    <style:style style:name="P5" style:family="paragraph" style:parent-style-name="Standard">
      <style:paragraph-properties>
        <style:tab-stops>
          <style:tab-stop style:position="0.9717in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officeooo:rsid="00417b62" officeooo:paragraph-rsid="00417b62" style:font-size-asian="8pt" style:font-weight-asian="bold" style:font-size-complex="8pt"/>
    </style:style>
    <style:style style:name="P9" style:family="paragraph" style:parent-style-name="Standard">
      <style:text-properties fo:font-size="8pt" fo:font-weight="bold" officeooo:paragraph-rsid="0041986f" style:font-size-asian="8pt" style:font-weight-asian="bold" style:font-size-complex="8pt"/>
    </style:style>
    <style:style style:name="P10" style:family="paragraph" style:parent-style-name="Standard">
      <style:text-properties fo:font-size="8pt" fo:font-weight="bold" officeooo:rsid="004259c2" officeooo:paragraph-rsid="004259c2" style:font-size-asian="8pt" style:font-weight-asian="bold" style:font-size-complex="8pt"/>
    </style:style>
    <style:style style:name="P11" style:family="paragraph" style:parent-style-name="Standard">
      <style:text-properties fo:font-size="8pt" fo:font-weight="bold" officeooo:rsid="0042aa39" officeooo:paragraph-rsid="0042aa39" style:font-size-asian="8pt" style:font-weight-asian="bold" style:font-size-complex="8pt"/>
    </style:style>
    <style:style style:name="P12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13" style:family="paragraph" style:parent-style-name="Standard">
      <style:paragraph-properties fo:margin-left="-0.0366in" fo:margin-right="0.0008in" fo:text-indent="0in" style:auto-text-indent="false"/>
      <style:text-properties fo:font-size="8pt" style:font-size-asian="8pt" style:font-size-complex="8pt"/>
    </style:style>
    <style:style style:name="P14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officeooo:paragraph-rsid="0032fa78" style:font-size-asian="14pt" style:font-weight-asian="bold" style:font-size-complex="10pt"/>
    </style:style>
    <style:style style:name="P15" style:family="paragraph" style:parent-style-name="Standard">
      <style:text-properties fo:font-size="8pt" fo:font-style="italic" officeooo:rsid="0048cbc8" officeooo:paragraph-rsid="00741545" style:font-size-asian="8pt" style:font-style-asian="italic" style:font-size-complex="8pt" style:font-style-complex="italic"/>
    </style:style>
    <style:style style:name="P16" style:family="paragraph" style:parent-style-name="Standard">
      <style:text-properties fo:font-size="8pt" officeooo:paragraph-rsid="0075469c" style:font-size-asian="8pt" style:font-size-complex="8pt"/>
    </style:style>
    <style:style style:name="P17" style:family="paragraph" style:parent-style-name="Standard">
      <style:text-properties fo:font-size="8pt" fo:font-weight="bold" officeooo:rsid="00364182" officeooo:paragraph-rsid="0075469c" style:font-size-asian="8pt" style:font-weight-asian="bold" style:font-size-complex="8pt" style:font-weight-complex="bold"/>
    </style:style>
    <style:style style:name="P18" style:family="paragraph" style:parent-style-name="Standard">
      <style:text-properties fo:font-size="8pt" fo:font-weight="bold" officeooo:rsid="0041986f" officeooo:paragraph-rsid="0075469c" style:font-size-asian="8pt" style:font-weight-asian="bold" style:font-size-complex="8pt"/>
    </style:style>
    <style:style style:name="P19" style:family="paragraph" style:parent-style-name="Standard" style:master-page-name="Standard">
      <style:paragraph-properties fo:margin-left="0in" fo:margin-right="-0.1228in" fo:text-indent="0in" style:auto-text-indent="false" style:page-number="auto"/>
      <style:text-properties fo:font-size="8pt" style:font-size-asian="8pt" style:font-size-complex="8pt"/>
    </style:style>
    <style:style style:name="P20" style:family="paragraph" style:parent-style-name="List_20_Paragraph" style:list-style-name="WWNum1">
      <style:text-properties fo:font-size="8pt" officeooo:paragraph-rsid="005cd9fe" style:font-size-asian="8pt" style:font-size-complex="8pt"/>
    </style:style>
    <style:style style:name="P21" style:family="paragraph" style:parent-style-name="List_20_Paragraph" style:list-style-name="WWNum1">
      <style:text-properties fo:font-size="8pt" officeooo:paragraph-rsid="0041986f" style:font-size-asian="8pt" style:font-size-complex="8pt"/>
    </style:style>
    <style:style style:name="P22" style:family="paragraph" style:parent-style-name="List_20_Paragraph" style:list-style-name="WWNum1">
      <style:text-properties fo:font-size="8pt" officeooo:paragraph-rsid="004ea792" style:font-size-asian="8pt" style:font-size-complex="8pt"/>
    </style:style>
    <style:style style:name="P23" style:family="paragraph" style:parent-style-name="List_20_Paragraph" style:list-style-name="WWNum1">
      <style:text-properties fo:font-size="8pt" officeooo:rsid="00295ef6" officeooo:paragraph-rsid="0041986f" style:font-size-asian="8pt" style:font-size-complex="8pt"/>
    </style:style>
    <style:style style:name="P24" style:family="paragraph" style:parent-style-name="List_20_Paragraph" style:list-style-name="WWNum3">
      <style:text-properties fo:font-size="8pt" officeooo:rsid="00295ef6" officeooo:paragraph-rsid="0041986f" style:font-size-asian="8pt" style:font-size-complex="8pt"/>
    </style:style>
    <style:style style:name="P25" style:family="paragraph" style:parent-style-name="List_20_Paragraph" style:list-style-name="WWNum3">
      <style:text-properties fo:font-size="8pt" officeooo:rsid="00295ef6" officeooo:paragraph-rsid="0075469c" style:font-size-asian="8pt" style:font-size-complex="8pt"/>
    </style:style>
    <style:style style:name="P26" style:family="paragraph" style:parent-style-name="List_20_Paragraph" style:list-style-name="WWNum3">
      <style:text-properties fo:font-size="8pt" officeooo:rsid="00386625" officeooo:paragraph-rsid="00386625" style:font-size-asian="8pt" style:font-size-complex="8pt"/>
    </style:style>
    <style:style style:name="P27" style:family="paragraph" style:parent-style-name="List_20_Paragraph" style:list-style-name="WWNum3">
      <style:text-properties fo:font-size="8pt" officeooo:rsid="00386625" officeooo:paragraph-rsid="003e069c" style:font-size-asian="8pt" style:font-size-complex="8pt"/>
    </style:style>
    <style:style style:name="P28" style:family="paragraph" style:parent-style-name="List_20_Paragraph" style:list-style-name="WWNum3">
      <style:text-properties fo:font-size="8pt" officeooo:rsid="00386625" officeooo:paragraph-rsid="0075469c" style:font-size-asian="8pt" style:font-size-complex="8pt"/>
    </style:style>
    <style:style style:name="P29" style:family="paragraph" style:parent-style-name="List_20_Paragraph" style:list-style-name="WWNum3">
      <style:text-properties fo:font-size="8pt" officeooo:rsid="00385651" officeooo:paragraph-rsid="00386625" style:font-size-asian="8pt" style:font-size-complex="8pt"/>
    </style:style>
    <style:style style:name="P30" style:family="paragraph" style:parent-style-name="List_20_Paragraph" style:list-style-name="WWNum3">
      <style:text-properties fo:font-size="8pt" officeooo:rsid="00385651" officeooo:paragraph-rsid="00385651" style:font-size-asian="8pt" style:font-size-complex="8pt"/>
    </style:style>
    <style:style style:name="P31" style:family="paragraph" style:parent-style-name="List_20_Paragraph" style:list-style-name="WWNum3">
      <style:text-properties fo:font-size="8pt" officeooo:rsid="00385651" officeooo:paragraph-rsid="0075469c" style:font-size-asian="8pt" style:font-size-complex="8pt"/>
    </style:style>
    <style:style style:name="P32" style:family="paragraph" style:parent-style-name="List_20_Paragraph" style:list-style-name="WWNum3">
      <style:text-properties fo:font-size="8pt" officeooo:rsid="003f84b6" officeooo:paragraph-rsid="003f84b6" style:font-size-asian="8pt" style:font-size-complex="8pt"/>
    </style:style>
    <style:style style:name="P33" style:family="paragraph" style:parent-style-name="List_20_Paragraph" style:list-style-name="WWNum3">
      <style:text-properties fo:font-size="8pt" officeooo:rsid="003f84b6" officeooo:paragraph-rsid="0059a2b0" style:font-size-asian="8pt" style:font-size-complex="8pt"/>
    </style:style>
    <style:style style:name="P34" style:family="paragraph" style:parent-style-name="List_20_Paragraph" style:list-style-name="WWNum3">
      <style:text-properties fo:font-size="8pt" officeooo:rsid="003f84b6" officeooo:paragraph-rsid="0075469c" style:font-size-asian="8pt" style:font-size-complex="8pt"/>
    </style:style>
    <style:style style:name="P35" style:family="paragraph" style:parent-style-name="List_20_Paragraph" style:list-style-name="WWNum3">
      <style:text-properties fo:font-size="8pt" officeooo:rsid="00592dc1" officeooo:paragraph-rsid="00592dc1" style:font-size-asian="8pt" style:font-size-complex="8pt"/>
    </style:style>
    <style:style style:name="P36" style:family="paragraph" style:parent-style-name="List_20_Paragraph" style:list-style-name="WWNum3">
      <style:text-properties fo:font-size="8pt" officeooo:rsid="00592dc1" officeooo:paragraph-rsid="0075469c" style:font-size-asian="8pt" style:font-size-complex="8pt"/>
    </style:style>
    <style:style style:name="P37" style:family="paragraph" style:parent-style-name="List_20_Paragraph" style:list-style-name="WWNum3">
      <style:text-properties fo:font-size="8pt" officeooo:rsid="003fe1c9" officeooo:paragraph-rsid="003fe1c9" style:font-size-asian="8pt" style:font-size-complex="8pt"/>
    </style:style>
    <style:style style:name="P38" style:family="paragraph" style:parent-style-name="List_20_Paragraph" style:list-style-name="WWNum3">
      <style:text-properties fo:font-size="8pt" officeooo:rsid="003fe1c9" officeooo:paragraph-rsid="0075469c" style:font-size-asian="8pt" style:font-size-complex="8pt"/>
    </style:style>
    <style:style style:name="P39" style:family="paragraph" style:parent-style-name="List_20_Paragraph" style:list-style-name="WWNum3">
      <style:text-properties fo:font-size="8pt" officeooo:paragraph-rsid="0041986f" style:font-size-asian="8pt" style:font-size-complex="8pt"/>
    </style:style>
    <style:style style:name="P40" style:family="paragraph" style:parent-style-name="List_20_Paragraph" style:list-style-name="WWNum3">
      <style:text-properties fo:font-size="8pt" officeooo:paragraph-rsid="006f545b" style:font-size-asian="8pt" style:font-size-complex="8pt"/>
    </style:style>
    <style:style style:name="P41" style:family="paragraph" style:parent-style-name="List_20_Paragraph" style:list-style-name="WWNum3">
      <style:text-properties fo:font-size="8pt" officeooo:paragraph-rsid="0053f2ae" style:font-size-asian="8pt" style:font-size-complex="8pt"/>
    </style:style>
    <style:style style:name="P42" style:family="paragraph" style:parent-style-name="List_20_Paragraph" style:list-style-name="WWNum3">
      <style:text-properties fo:font-size="8pt" officeooo:paragraph-rsid="0075469c" style:font-size-asian="8pt" style:font-size-complex="8pt"/>
    </style:style>
    <style:style style:name="P43" style:family="paragraph" style:parent-style-name="List_20_Paragraph" style:list-style-name="WWNum3">
      <style:text-properties fo:font-size="8pt" officeooo:rsid="00419805" officeooo:paragraph-rsid="0041986f" style:font-size-asian="8pt" style:font-size-complex="8pt"/>
    </style:style>
    <style:style style:name="P44" style:family="paragraph" style:parent-style-name="List_20_Paragraph" style:list-style-name="WWNum3">
      <style:text-properties fo:font-size="8pt" officeooo:rsid="00419805" officeooo:paragraph-rsid="0075469c" style:font-size-asian="8pt" style:font-size-complex="8pt"/>
    </style:style>
    <style:style style:name="P45" style:family="paragraph" style:parent-style-name="List_20_Paragraph" style:list-style-name="WWNum3">
      <style:text-properties fo:font-size="8pt" officeooo:rsid="006ab124" officeooo:paragraph-rsid="006f545b" style:font-size-asian="8pt" style:font-size-complex="8pt"/>
    </style:style>
    <style:style style:name="P46" style:family="paragraph" style:parent-style-name="List_20_Paragraph" style:list-style-name="WWNum3">
      <style:text-properties fo:font-size="8pt" officeooo:rsid="006ab124" officeooo:paragraph-rsid="0075469c" style:font-size-asian="8pt" style:font-size-complex="8pt"/>
    </style:style>
    <style:style style:name="P47" style:family="paragraph" style:parent-style-name="List_20_Paragraph" style:list-style-name="WWNum6">
      <style:text-properties fo:font-size="8pt" style:font-size-asian="8pt" style:font-size-complex="8pt"/>
    </style:style>
    <style:style style:name="P48" style:family="paragraph" style:parent-style-name="List_20_Paragraph" style:list-style-name="WWNum6">
      <style:text-properties fo:font-size="8pt" officeooo:paragraph-rsid="00101585" style:font-size-asian="8pt" style:font-size-complex="8pt"/>
    </style:style>
    <style:style style:name="P49" style:family="paragraph" style:parent-style-name="List_20_Paragraph" style:list-style-name="WWNum3">
      <style:text-properties fo:font-size="8pt" fo:font-style="normal" officeooo:rsid="002fe1c8" officeooo:paragraph-rsid="006f545b" style:font-size-asian="8pt" style:font-style-asian="normal" style:font-size-complex="8pt" style:font-style-complex="normal"/>
    </style:style>
    <style:style style:name="P50" style:family="paragraph" style:parent-style-name="List_20_Paragraph" style:list-style-name="WWNum3">
      <style:text-properties fo:font-size="8pt" fo:font-style="normal" officeooo:rsid="002fe1c8" officeooo:paragraph-rsid="0075469c" style:font-size-asian="8pt" style:font-style-asian="normal" style:font-size-complex="8pt" style:font-style-complex="normal"/>
    </style:style>
    <style:style style:name="P51" style:family="paragraph" style:parent-style-name="List_20_Paragraph" style:list-style-name="WWNum3">
      <style:text-properties fo:font-size="8pt" fo:font-style="normal" officeooo:rsid="001278ba" officeooo:paragraph-rsid="006f545b" style:font-size-asian="8pt" style:font-style-asian="normal" style:font-size-complex="8pt" style:font-style-complex="normal"/>
    </style:style>
    <style:style style:name="P52" style:family="paragraph" style:parent-style-name="List_20_Paragraph" style:list-style-name="WWNum3">
      <style:text-properties fo:font-size="8pt" fo:font-style="normal" officeooo:rsid="001278ba" officeooo:paragraph-rsid="0075469c" style:font-size-asian="8pt" style:font-style-asian="normal" style:font-size-complex="8pt" style:font-style-complex="normal"/>
    </style:style>
    <style:style style:name="P53" style:family="paragraph" style:parent-style-name="List_20_Paragraph" style:list-style-name="WWNum3">
      <style:text-properties fo:font-size="8pt" fo:font-style="normal" officeooo:paragraph-rsid="006f545b" style:font-size-asian="8pt" style:font-style-asian="normal" style:font-size-complex="8pt" style:font-style-complex="normal"/>
    </style:style>
    <style:style style:name="P54" style:family="paragraph" style:parent-style-name="List_20_Paragraph" style:list-style-name="WWNum3">
      <style:text-properties fo:font-size="8pt" fo:font-style="normal" officeooo:paragraph-rsid="0075469c" style:font-size-asian="8pt" style:font-style-asian="normal" style:font-size-complex="8pt" style:font-style-complex="normal"/>
    </style:style>
    <style:style style:name="P55" style:family="paragraph" style:parent-style-name="List_20_Paragraph" style:list-style-name="WWNum3">
      <style:text-properties fo:font-size="8pt" fo:font-style="normal" officeooo:rsid="002157fd" officeooo:paragraph-rsid="006f545b" style:font-size-asian="8pt" style:font-style-asian="normal" style:font-size-complex="8pt" style:font-style-complex="normal"/>
    </style:style>
    <style:style style:name="P56" style:family="paragraph" style:parent-style-name="List_20_Paragraph" style:list-style-name="WWNum3">
      <style:text-properties fo:font-size="8pt" fo:font-style="normal" officeooo:rsid="002157fd" officeooo:paragraph-rsid="0075469c" style:font-size-asian="8pt" style:font-style-asian="normal" style:font-size-complex="8pt" style:font-style-complex="normal"/>
    </style:style>
    <style:style style:name="P57" style:family="paragraph" style:parent-style-name="List_20_Paragraph" style:list-style-name="WWNum6">
      <style:text-properties fo:font-size="8pt" fo:font-style="normal" officeooo:rsid="002666ba" officeooo:paragraph-rsid="002666ba" style:font-size-asian="8pt" style:font-style-asian="normal" style:font-size-complex="8pt" style:font-style-complex="normal"/>
    </style:style>
    <style:style style:name="P58" style:family="paragraph" style:parent-style-name="List_20_Paragraph" style:list-style-name="WWNum6">
      <style:text-properties fo:font-size="8pt" fo:font-style="normal" officeooo:rsid="00361464" officeooo:paragraph-rsid="00361464" style:font-size-asian="8pt" style:font-style-asian="normal" style:font-size-complex="8pt" style:font-style-complex="normal"/>
    </style:style>
    <style:style style:name="P59" style:family="paragraph" style:parent-style-name="List_20_Paragraph" style:list-style-name="WWNum6">
      <style:text-properties fo:font-size="8pt" fo:font-style="italic" officeooo:paragraph-rsid="0022e1f5" style:font-size-asian="8pt" style:font-style-asian="italic" style:font-size-complex="8pt" style:font-style-complex="italic"/>
    </style:style>
    <style:style style:name="P60" style:family="paragraph" style:parent-style-name="List_20_Paragraph" style:list-style-name="WWNum6">
      <style:text-properties fo:font-size="8pt" fo:font-style="italic" officeooo:paragraph-rsid="0017ab18" style:font-size-asian="8pt" style:font-style-asian="italic" style:font-size-complex="8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01585"/>
    </style:style>
    <style:style style:name="T4" style:family="text">
      <style:text-properties officeooo:rsid="001110b6"/>
    </style:style>
    <style:style style:name="T5" style:family="text">
      <style:text-properties officeooo:rsid="001278ba"/>
    </style:style>
    <style:style style:name="T6" style:family="text">
      <style:text-properties fo:font-style="normal" officeooo:rsid="0017ab18" style:font-style-asian="normal" style:font-style-complex="normal"/>
    </style:style>
    <style:style style:name="T7" style:family="text">
      <style:text-properties fo:font-style="normal" officeooo:rsid="0022e1f5" style:font-style-asian="normal" style:font-style-complex="normal"/>
    </style:style>
    <style:style style:name="T8" style:family="text">
      <style:text-properties officeooo:rsid="0017ab18"/>
    </style:style>
    <style:style style:name="T9" style:family="text">
      <style:text-properties officeooo:rsid="001cff3e"/>
    </style:style>
    <style:style style:name="T10" style:family="text">
      <style:text-properties officeooo:rsid="001ea1f0"/>
    </style:style>
    <style:style style:name="T11" style:family="text">
      <style:text-properties officeooo:rsid="002157fd"/>
    </style:style>
    <style:style style:name="T12" style:family="text">
      <style:text-properties officeooo:rsid="0022e1f5"/>
    </style:style>
    <style:style style:name="T13" style:family="text">
      <style:text-properties officeooo:rsid="00295ef6"/>
    </style:style>
    <style:style style:name="T14" style:family="text">
      <style:text-properties officeooo:rsid="002aacdd"/>
    </style:style>
    <style:style style:name="T15" style:family="text">
      <style:text-properties officeooo:rsid="002ce447"/>
    </style:style>
    <style:style style:name="T16" style:family="text">
      <style:text-properties officeooo:rsid="002e9cdd"/>
    </style:style>
    <style:style style:name="T17" style:family="text">
      <style:text-properties officeooo:rsid="0030d248"/>
    </style:style>
    <style:style style:name="T18" style:family="text">
      <style:text-properties officeooo:rsid="00344628"/>
    </style:style>
    <style:style style:name="T19" style:family="text">
      <style:text-properties officeooo:rsid="0034ab34"/>
    </style:style>
    <style:style style:name="T20" style:family="text">
      <style:text-properties officeooo:rsid="0034be68"/>
    </style:style>
    <style:style style:name="T21" style:family="text">
      <style:text-properties officeooo:rsid="00353399"/>
    </style:style>
    <style:style style:name="T22" style:family="text">
      <style:text-properties officeooo:rsid="00386625"/>
    </style:style>
    <style:style style:name="T23" style:family="text">
      <style:text-properties officeooo:rsid="003a3def"/>
    </style:style>
    <style:style style:name="T24" style:family="text">
      <style:text-properties officeooo:rsid="003b6bfd"/>
    </style:style>
    <style:style style:name="T25" style:family="text">
      <style:text-properties officeooo:rsid="003e069c"/>
    </style:style>
    <style:style style:name="T26" style:family="text">
      <style:text-properties officeooo:rsid="003f84b6"/>
    </style:style>
    <style:style style:name="T27" style:family="text">
      <style:text-properties officeooo:rsid="003fe1c9"/>
    </style:style>
    <style:style style:name="T28" style:family="text">
      <style:text-properties officeooo:rsid="00417b62"/>
    </style:style>
    <style:style style:name="T29" style:family="text">
      <style:text-properties officeooo:rsid="00419805"/>
    </style:style>
    <style:style style:name="T30" style:family="text">
      <style:text-properties officeooo:rsid="0041986f"/>
    </style:style>
    <style:style style:name="T31" style:family="text">
      <style:text-properties officeooo:rsid="004259c2"/>
    </style:style>
    <style:style style:name="T32" style:family="text">
      <style:text-properties officeooo:rsid="00439030"/>
    </style:style>
    <style:style style:name="T33" style:family="text">
      <style:text-properties officeooo:rsid="0048cbc8"/>
    </style:style>
    <style:style style:name="T34" style:family="text">
      <style:text-properties fo:font-weight="normal" officeooo:rsid="0048f73d" style:font-weight-asian="normal" style:font-weight-complex="normal"/>
    </style:style>
    <style:style style:name="T35" style:family="text">
      <style:text-properties officeooo:rsid="004b3041"/>
    </style:style>
    <style:style style:name="T36" style:family="text">
      <style:text-properties officeooo:rsid="004d5faf"/>
    </style:style>
    <style:style style:name="T37" style:family="text">
      <style:text-properties officeooo:rsid="004d9ee5"/>
    </style:style>
    <style:style style:name="T38" style:family="text">
      <style:text-properties officeooo:rsid="0053f2ae"/>
    </style:style>
    <style:style style:name="T39" style:family="text">
      <style:text-properties officeooo:rsid="00542949"/>
    </style:style>
    <style:style style:name="T40" style:family="text">
      <style:text-properties officeooo:rsid="0059a2b0"/>
    </style:style>
    <style:style style:name="T41" style:family="text">
      <style:text-properties officeooo:rsid="005b1a26"/>
    </style:style>
    <style:style style:name="T42" style:family="text">
      <style:text-properties officeooo:rsid="005b992d"/>
    </style:style>
    <style:style style:name="T43" style:family="text">
      <style:text-properties officeooo:rsid="005cd9fe"/>
    </style:style>
    <style:style style:name="T44" style:family="text">
      <style:text-properties officeooo:rsid="00608073"/>
    </style:style>
    <style:style style:name="T45" style:family="text">
      <style:text-properties officeooo:rsid="00617501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font-size="8pt" officeooo:rsid="00473e66" style:font-size-asian="8pt" style:font-size-complex="8pt"/>
    </style:style>
    <style:style style:name="T48" style:family="text">
      <style:text-properties fo:font-size="8pt" officeooo:rsid="00730b9f" style:font-size-asian="8pt" style:font-size-complex="8pt"/>
    </style:style>
    <style:style style:name="T49" style:family="text">
      <style:text-properties officeooo:rsid="00693694"/>
    </style:style>
    <style:style style:name="T50" style:family="text">
      <style:text-properties officeooo:rsid="006bcb8f"/>
    </style:style>
    <style:style style:name="T51" style:family="text">
      <style:text-properties officeooo:rsid="006e9281"/>
    </style:style>
    <style:style style:name="T52" style:family="text">
      <style:text-properties officeooo:rsid="0071c533"/>
    </style:style>
    <style:style style:name="T53" style:family="text">
      <style:text-properties officeooo:rsid="007546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ome Address: 1672 Greenway Blvd., Valley Stream, NY 11580</text:p>
      <text:p text:style-name="P1">School Address: 3818 Chestnut St., Philadelphia, PA 19104, <text:span text:style-name="T14">Apt</text:span> <text:span text:style-name="T14">A</text:span>102</text:p>
      <text:p text:style-name="Standard"><text:span text:style-name="T46">(516) 476-2577,</text:span><text:span text:style-name="T47"> </text:span><text:span text:style-name="T48">lesp@seas.upenn.edu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Education</text:p>
          </table:table-cell>
          <table:table-cell table:style-name="Table1.B1" office:value-type="string">
            <text:p text:style-name="P2"><text:span text:style-name="T1">University of Pennsylvania, School of Engineering and Applied Science, </text:span><text:span text:style-name="T34">Philadelphia, PA</text:span></text:p>
            <text:p text:style-name="P2">Dual Degree Candidate</text:p>
            <text:p text:style-name="P3">Master of Science in Engineering, May 2015</text:p>
            <text:p text:style-name="P1">Bachelor of Science in Engineering, May 201<text:span text:style-name="T33">5</text:span></text:p>
            <text:p text:style-name="P15"><text:span text:style-name="T33">Graduate Major: </text:span><text:span text:style-name="T52">Computer and Information Science</text:span></text:p>
            <text:p text:style-name="P12"><text:span text:style-name="T33">Undergraduate </text:span>Major: Computer Engineering</text:p>
            <text:p text:style-name="P1"/>
            <text:p text:style-name="P7">Cumulative GPA: 3.8<text:span text:style-name="T51">7</text:span>/4.0</text:p>
            <text:p text:style-name="P8"/>
            <text:p text:style-name="P4"><text:span text:style-name="T1">Honors</text:span>: Dean’s List (2010-201<text:span text:style-name="T18">3</text:span>), <text:span text:style-name="T4">Tau Beta Pi (2012-Present), </text:span><text:span text:style-name="T15">Eta Kappa Nu (2013-Present), </text:span>Rachleff Scholar (2011-present)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9"><text:span text:style-name="T30">Languages </text:span><text:span text:style-name="T31">&amp;</text:span></text:p>
            <text:p text:style-name="P10">Skills</text:p>
          </table:table-cell>
          <table:table-cell table:style-name="Table1.B1" office:value-type="string">
            <text:list xml:id="list3892002383451807133" text:style-name="WWNum1">
              <text:list-item>
                <text:p text:style-name="P20">Java, <text:span text:style-name="T43">C,</text:span> <text:span text:style-name="T16">C#, Python, Lua, </text:span><text:span text:style-name="T43">M</text:span><text:span text:style-name="T16">atlab, </text:span><text:span text:style-name="T11">Bourne Shell</text:span><text:span text:style-name="T36">,</text:span><text:span text:style-name="T16"> </text:span>C++, <text:span text:style-name="T37">SQL</text:span></text:p>
              </text:list-item>
              <text:list-item>
                <text:p text:style-name="P21">JavaScript, <text:span text:style-name="T19">J</text:span><text:span text:style-name="T42">Q</text:span><text:span text:style-name="T19">uery, </text:span>Python flask development framework, <text:span text:style-name="T16">ASP.net MVC </text:span><text:span text:style-name="T29">(Ninject, Moq, Web API)</text:span></text:p>
              </text:list-item>
              <text:list-item>
                <text:p text:style-name="P22">VHDL, <text:span text:style-name="T9">Verilog, </text:span>Xilinx development <text:span text:style-name="T10">suite</text:span>, Electric, SPICE </text:p>
              </text:list-item>
              <text:list-item>
                <text:p text:style-name="P23">Git, SVN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6"/>
          </table:table-cell>
        </table:table-row>
        <table:table-row table:style-name="Table1.2">
          <table:table-cell table:style-name="Table1.A1" office:value-type="string">
            <text:p text:style-name="P17"><text:span text:style-name="T53">Experience</text:span></text:p>
          </table:table-cell>
          <table:table-cell table:style-name="Table1.B1" office:value-type="string">
            <text:list xml:id="list6799151555587514040" text:style-name="WWNum3">
              <text:list-item>
                <text:p text:style-name="P42"><text:span text:style-name="T13">Intern, Web Applications Group, Internal Software, Hospital at the University of Pennsylvani</text:span><text:span text:style-name="T14">a </text:span><text:span text:style-name="T23">Summer 201</text:span><text:span text:style-name="T35">3</text:span></text:p>
                <text:list>
                  <text:list-item>
                    <text:p text:style-name="P25"><text:span text:style-name="T20">Co-developed o</text:span>rgan <text:span text:style-name="T20">t</text:span>racking <text:span text:style-name="T20">a</text:span>pplication for <text:span text:style-name="T20">D</text:span>epartment of <text:span text:style-name="T20">C</text:span>ardiovascular <text:span text:style-name="T20">S</text:span>urgery<text:span text:style-name="T29">.</text:span></text:p>
                  </text:list-item>
                  <text:list-item>
                    <text:p text:style-name="P44">Programmed in ASP.NET MVC 4.0 with Ninject, Moq, Web API.</text:p>
                  </text:list-item>
                </text:list>
              </text:list-item>
              <text:list-item>
                <text:p text:style-name="P46">Project Manager, Graduate<text:span text:style-name="T50">-level </text:span>Software Engineering, University of Pennsylvania, Fall 2013</text:p>
              </text:list-item>
              <text:list-item>
                <text:p text:style-name="P42">Teaching Assistant, University of Pennsylvania</text:p>
                <text:list>
                  <text:list-item>
                    <text:p text:style-name="P50">Circuit-Level Modeling and Design, Fall 2013</text:p>
                  </text:list-item>
                  <text:list-item>
                    <text:p text:style-name="P52">Software Engineering, Spring 2013</text:p>
                  </text:list-item>
                  <text:list-item>
                    <text:p text:style-name="P54">Introduction to Computer Architecture, Fall 2012</text:p>
                  </text:list-item>
                  <text:list-item>
                    <text:p text:style-name="P54">Introduction to Analog Circuits Laboratory, Fall 2012, <text:span text:style-name="T21">2013</text:span></text:p>
                  </text:list-item>
                  <text:list-item>
                    <text:p text:style-name="P54">Introduction to Digital Circuit Design, Spring 2012, <text:span text:style-name="T5">2013</text:span></text:p>
                  </text:list-item>
                  <text:list-item>
                    <text:p text:style-name="P54">Introduction to Digital Circuit Design Lab, Spring 2012, <text:span text:style-name="T5">2013</text:span></text:p>
                  </text:list-item>
                  <text:list-item>
                    <text:p text:style-name="P56">Introduction to Java Programming, Spring 2011, Fall 2011</text:p>
                  </text:list-item>
                </text:list>
              </text:list-item>
              <text:list-item>
                <text:p text:style-name="P42">Research Assistant, Dr. Daniel Lee, Professor in Electrical and Systems Engineering and Bioengineering, GRASP Lab, University of Pennsylvania<text:span text:style-name="T1">, </text:span>Summer 2011-<text:span text:style-name="T17">Spring 2013</text:span></text:p>
                <text:list>
                  <text:list-item>
                    <text:p text:style-name="P42"><text:span text:style-name="T38">Performed research in locomotion stabilization </text:span><text:span text:style-name="T49">of </text:span><text:span text:style-name="T38">bipedal robots and</text:span><text:span text:style-name="T39"> spline-based</text:span><text:span text:style-name="T38"> path planning</text:span></text:p>
                  </text:list-item>
                  <text:list-item>
                    <text:p text:style-name="P42">Participant in RoboCup 2011, Istanbul and RoboCup 2012, Mexico City</text:p>
                    <text:list>
                      <text:list-item>
                        <text:p text:style-name="P28"><text:span text:style-name="T28">Annual international </text:span><text:span text:style-name="T14">robotics </text:span><text:span text:style-name="T28">conference </text:span><text:span text:style-name="T14">and competition.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3"><text:s/>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8"><text:span text:style-name="T53">Projects</text:span></text:p>
          </table:table-cell>
          <table:table-cell table:style-name="Table1.B1" office:value-type="string">
            <text:list xml:id="list486623928" text:continue-numbering="true" text:style-name="WWNum3">
              <text:list-item>
                <text:p text:style-name="P42"><text:span text:style-name="T22">KiNaoMatics </text:span><text:span text:style-name="T27">(Group of 2) - </text:span><text:span text:style-name="T25">kinaomatics.blogspot.com</text:span><text:span text:style-name="T22"> – Embedded Systems, Spring 201</text:span><text:span text:style-name="T27">2</text:span></text:p>
                <text:list>
                  <text:list-item>
                    <text:p text:style-name="P28"><text:span text:style-name="T25">A forward kinematic control engine using the Microsoft Kinect to transmit a human's joint positions to a humanoid robot</text:span><text:span text:style-name="T26">.</text:span></text:p>
                  </text:list-item>
                </text:list>
              </text:list-item>
              <text:list-item>
                <text:p text:style-name="P31"><text:span text:style-name="T22">BevAlert </text:span><text:span text:style-name="T27">(Group of 4) </text:span><text:span text:style-name="T22">– </text:span><text:span text:style-name="T24">PennApps, </text:span><text:span text:style-name="T27">Fall</text:span><text:span text:style-name="T25"> 2012</text:span></text:p>
                <text:list>
                  <text:list-item>
                    <text:p text:style-name="P34">A micro-controller <text:span text:style-name="T45">and</text:span> web service to alert a user via text message when a beverage is cool.</text:p>
                  </text:list-item>
                </text:list>
              </text:list-item>
              <text:list-item>
                <text:p text:style-name="P36">Consumer VOICE (Group of 4) – Software Engineering, Spring 2012</text:p>
                <text:list>
                  <text:list-item>
                    <text:p text:style-name="P34"><text:span text:style-name="T40">A </text:span><text:span text:style-name="T41">visually-rich, touch-intensive survey application for psychotic patients – written for Android.</text:span></text:p>
                  </text:list-item>
                </text:list>
              </text:list-item>
              <text:list-item>
                <text:p text:style-name="P31">PennOS <text:span text:style-name="T27">(Group of 4) </text:span>–<text:span text:style-name="T22"> Operating Systems, Fall 201</text:span><text:span text:style-name="T27">2</text:span></text:p>
                <text:list>
                  <text:list-item>
                    <text:p text:style-name="P38">A miniature operating system built on top of <text:span text:style-name="T44">U</text:span>nix with a scheduler and a flat file system.</text:p>
                  </text:list-item>
                </text:list>
              </text:list-item>
              <text:list-item>
                <text:p text:style-name="P28">PennChord <text:span text:style-name="T27">(Group of 4) </text:span>– Networked Systems, Spring 201<text:span text:style-name="T27">3</text:span></text:p>
                <text:list>
                  <text:list-item>
                    <text:p text:style-name="P38">An implementation for a distributed hash table ring written in C++ using ns3.</text:p>
                  </text:list-item>
                </text:list>
              </text:list-item>
              <text:list-item>
                <text:p text:style-name="P28">PennSearch <text:span text:style-name="T27">(Group of 4) </text:span>– Internet and Web Systems, Spring 2013</text:p>
                <text:list>
                  <text:list-item>
                    <text:p text:style-name="P28"><text:span text:style-name="T27">A miniature search engine </text:span><text:span text:style-name="T28">running on Amazon AWS</text:span><text:span text:style-name="T27"> complete with web crawler, </text:span><text:span text:style-name="T28">indexer, PageRank using Amazon EMR, <text:s/>and a distributed web service running on pastry.</text:span>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1">Leadership</text:p>
          </table:table-cell>
          <table:table-cell table:style-name="Table1.B1" office:value-type="string">
            <text:list xml:id="list4238390059907549091" text:style-name="WWNum6">
              <text:list-item>
                <text:p text:style-name="P59"><text:span text:style-name="T12">Architechs</text:span><text:span text:style-name="T7">, Founder, University of Pennsylvania, Fall 2012 – Present</text:span></text:p>
                <text:list>
                  <text:list-item>
                    <text:p text:style-name="P57">Mission: Encouraging hacking culture at the University of Pennsylvania</text:p>
                  </text:list-item>
                  <text:list-item>
                    <text:p text:style-name="P58">Hosted PennHacks, a hardware hacking competition, in Spring, Fall 2013</text:p>
                  </text:list-item>
                </text:list>
              </text:list-item>
              <text:list-item>
                <text:p text:style-name="P60"><text:span text:style-name="T8">Initiation Chair, </text:span><text:span text:style-name="T6">Tau Beta Pi, University of Pennsylvania, Spring 2013 – Present</text:span></text:p>
              </text:list-item>
              <text:list-item>
                <text:p text:style-name="P47"><text:span text:style-name="T2">Member, Captain,</text:span> UPennalizers RoboCup team, University of Pennsylvania, Summer 201<text:span text:style-name="T23">1 – Spring 2013</text:span><text:span text:style-name="T2"> </text:span></text:p>
              </text:list-item>
              <text:list-item>
                <text:p text:style-name="P48"><text:span text:style-name="T2">Rachleff Scholar, </text:span>Webmaster, University of Pennsylvania, Summer 2012-<text:span text:style-name="T3">Spring 2013</text:span></text:p>
              </text:list-item>
              <text:list-item>
                <text:p text:style-name="P47">Freshman Orientation Peer Advisor <text:span text:style-name="T32">and</text:span> Fellow, University of Pennsylvania, Summer-Fall <text:span text:style-name="T32">2011 -</text:span><text:span text:style-name="T14"> </text:span><text:span text:style-name="T15">2013</text:span>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use-window-font-color="true" style:font-name="Tahoma" fo:font-size="8pt" fo:letter-spacing="0.0071in" style:font-name-asian="Times New Roman" style:font-size-asian="8pt" style:font-name-complex="Times New Roman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Footer_20_Char" style:display-name="Foot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fo:letter-spacing="0.0071in" style:font-name-asian="Times New Roman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officeooo:paragraph-rsid="0032fa78" style:font-size-asian="14pt" style:font-weight-asian="bold" style:font-size-complex="10pt"/>
    </style:style>
    <style:page-layout style:name="Mpm1">
      <style:page-layout-properties fo:page-width="8.5in" fo:page-height="11in" style:num-format="1" style:print-orientation="portrait" fo:margin-top="0.2744in" fo:margin-bottom="0.4244in" fo:margin-left="0.2555in" fo:margin-right="0.289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.0472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Spencer Le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</meta:initial-creator>
    <dc:creator>Spencer </dc:creator>
    <meta:editing-cycles>201</meta:editing-cycles>
    <meta:creation-date>2012-08-22T17:57:00</meta:creation-date>
    <dc:date>2013-09-17T11:01:51</dc:date>
    <meta:editing-duration>PT5H19M1S</meta:editing-duration>
    <meta:generator>LibreOffice/4.0.2.2$Linux_x86 LibreOffice_project/400m0$Build-2</meta:generator>
    <meta:printed-by>Spencer </meta:printed-by>
    <meta:print-date>2013-08-30T13:35:23</meta:print-date>
    <meta:document-statistic meta:table-count="1" meta:image-count="0" meta:object-count="0" meta:page-count="1" meta:paragraph-count="58" meta:word-count="529" meta:character-count="3584" meta:non-whitespace-character-count="3137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